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1815" officeooo:paragraph-rsid="000f1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20:59.084876124</meta:creation-date>
    <dc:date>2019-03-15T14:21:22.169338053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3.2$Linux_X86_64 LibreOffice_project/00m0$Build-2</meta:generator>
  </office:meta>
</office:document-meta>
</file>